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DejaVu Sans1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6.576cm" fo:min-width="8.1cm" fo:padding-top="0.014cm" fo:padding-bottom="0.014cm" fo:padding-left="0.014cm" fo:padding-right="0.014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76cm" fo:min-width="0.305cm" fo:padding-top="0.009cm" fo:padding-bottom="0.009cm" fo:padding-left="0.009cm" fo:padding-right="0.009cm"/>
    </style:style>
    <style:style style:name="gr4" style:family="graphic" style:parent-style-name="standard">
      <style:graphic-properties draw:stroke="none" draw:fill="none" draw:fill-color="#ffffff" fo:min-height="0.2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2.358cm" fo:min-width="6.576cm" fo:padding-top="0.017cm" fo:padding-bottom="0.017cm" fo:padding-left="0.017cm" fo:padding-right="0.01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2.454cm" fo:min-width="7.553cm" fo:padding-top="0.017cm" fo:padding-bottom="0.017cm" fo:padding-left="0.017cm" fo:padding-right="0.017cm"/>
      <style:paragraph-properties style:writing-mode="lr-tb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1.124cm" fo:min-width="6.576cm" fo:padding-top="0.014cm" fo:padding-bottom="0.014cm" fo:padding-left="0.014cm" fo:padding-right="0.014cm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b2b2b2" draw:opacity="100%" draw:textarea-horizontal-align="justify" draw:textarea-vertical-align="middle" draw:auto-grow-height="false" fo:min-height="0.476cm" fo:min-width="2.893cm" fo:padding-top="0.014cm" fo:padding-bottom="0.014cm" fo:padding-left="0.014cm" fo:padding-right="0.014cm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54cm" fo:min-width="1.623cm" fo:padding-top="0.014cm" fo:padding-bottom="0.014cm" fo:padding-left="0.014cm" fo:padding-right="0.014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53cm" fo:min-width="1.317cm" fo:padding-top="0.014cm" fo:padding-bottom="0.014cm" fo:padding-left="0.014cm" fo:padding-right="0.014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13cm" fo:min-width="2.385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b2b2b2" draw:opacity="100%" draw:textarea-horizontal-align="justify" draw:textarea-vertical-align="middle" draw:auto-grow-height="false" fo:min-height="0.478cm" fo:min-width="2.866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2.062cm" fo:min-width="0.295cm" fo:padding-top="0.009cm" fo:padding-bottom="0.009cm" fo:padding-left="0.009cm" fo:padding-right="0.009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83cm" fo:min-width="0.259cm" fo:padding-top="0.009cm" fo:padding-bottom="0.009cm" fo:padding-left="0.009cm" fo:padding-right="0.009cm"/>
    </style:style>
    <style:style style:name="gr15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1.062cm" fo:min-width="2.268cm" fo:padding-top="0.009cm" fo:padding-bottom="0.009cm" fo:padding-left="0.009cm" fo:padding-right="0.009cm"/>
      <style:paragraph-properties style:writing-mode="lr-tb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363cm" fo:min-width="4.936cm" fo:padding-top="0.009cm" fo:padding-bottom="0.009cm" fo:padding-left="0.009cm" fo:padding-right="0.009cm"/>
      <style:paragraph-properties style:writing-mode="lr-tb"/>
    </style:style>
    <style:style style:name="gr1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5cm" fo:min-width="1.421cm" fo:padding-top="0.009cm" fo:padding-bottom="0.009cm" fo:padding-left="0.009cm" fo:padding-right="0.009cm"/>
      <style:paragraph-properties style:writing-mode="lr-tb"/>
    </style:style>
    <style:style style:name="gr1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47cm" fo:min-width="1.398cm" fo:padding-top="0.009cm" fo:padding-bottom="0.009cm" fo:padding-left="0.009cm" fo:padding-right="0.009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0.637cm"/>
      <style:paragraph-properties style:writing-mode="lr-tb"/>
    </style:style>
    <style:style style:name="gr20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1.062cm" fo:min-width="3.284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55cm" fo:min-width="1.315cm" fo:padding-top="0.014cm" fo:padding-bottom="0.014cm" fo:padding-left="0.014cm" fo:padding-right="0.014cm"/>
      <style:paragraph-properties style:writing-mode="lr-tb"/>
    </style:style>
    <style:style style:name="gr22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55cm" fo:min-width="1.315cm" fo:padding-top="0.014cm" fo:padding-bottom="0.014cm" fo:padding-left="0.014cm" fo:padding-right="0.01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Liberation Serif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eeeeee" draw:opacity="100%"/>
      <style:paragraph-properties fo:text-align="start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5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6" style:family="paragraph">
      <loext:graphic-properties draw:fill="solid" draw:fill-color="#dddddd" draw:opacity="100%"/>
      <style:paragraph-properties fo:text-align="start"/>
      <style:text-properties style:font-name="Liberation Serif" fo:font-size="8pt" style:font-size-asian="6pt" style:font-size-complex="6pt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loext:graphic-properties draw:fill="solid" draw:fill-color="#dddddd" draw:opacity="100%"/>
      <style:paragraph-properties fo:text-align="start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9" style:family="paragraph">
      <loext:graphic-properties draw:fill="solid" draw:fill-color="#cccccc" draw:opacity="100%"/>
      <style:paragraph-properties fo:text-align="start"/>
      <style:text-properties style:font-name="Liberation Serif" fo:font-size="8pt" style:font-size-asian="6pt" style:font-size-complex="6pt"/>
    </style:style>
    <style:style style:name="P10" style:family="paragraph">
      <style:paragraph-properties fo:text-align="center" style:text-autospace="none"/>
    </style:style>
    <style:style style:name="P11" style:family="paragraph">
      <loext:graphic-properties draw:fill="solid" draw:fill-color="#b2b2b2" draw:opacity="100%"/>
      <style:paragraph-properties fo:text-align="center" style:text-autospace="none"/>
      <style:text-properties fo:color="#000000" style:font-name="Liberation Serif" fo:font-size="10pt" style:font-name-asian="Monospace1" style:font-size-asian="10pt" style:font-name-complex="Monospace1" style:font-size-complex="10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cccccc" draw:opacity="100%"/>
      <style:paragraph-properties fo:text-align="center"/>
      <style:text-properties style:font-name="Liberation Serif" fo:font-size="6pt" style:font-size-asian="6pt" style:font-size-complex="6pt"/>
    </style:style>
    <style:style style:name="P14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15" style:family="paragraph">
      <loext:graphic-properties draw:fill-color="#cccccc"/>
      <style:paragraph-properties fo:text-align="center"/>
      <style:text-properties style:font-name="Liberation Serif"/>
    </style:style>
    <style:style style:name="P16" style:family="paragraph">
      <loext:graphic-properties draw:fill="solid" draw:fill-color="#cccccc" draw:opacity="100%"/>
      <style:paragraph-properties fo:text-align="start"/>
      <style:text-properties style:font-name="Liberation Serif" fo:font-size="6pt" style:font-size-asian="8pt" style:font-size-complex="8pt"/>
    </style:style>
    <style:style style:name="P17" style:family="paragraph">
      <loext:graphic-properties draw:fill-color="#dddddd"/>
      <style:paragraph-properties fo:text-align="center"/>
      <style:text-properties style:font-name="Liberation Serif"/>
    </style:style>
    <style:style style:name="P18" style:family="paragraph">
      <loext:graphic-properties draw:fill="solid" draw:fill-color="#cccccc" draw:opacity="100%"/>
      <style:paragraph-properties fo:text-align="start"/>
      <style:text-properties style:font-name="Liberation Serif" fo:font-size="6pt" style:font-size-asian="6pt" style:font-size-complex="6pt"/>
    </style:style>
    <style:style style:name="T1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2" style:family="text">
      <style:text-properties style:font-name="Liberation Serif" fo:font-size="6pt" style:font-size-asian="6pt" style:font-size-complex="6pt"/>
    </style:style>
    <style:style style:name="T3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4" style:family="text">
      <style:text-properties style:font-name="Liberation Serif" fo:font-size="8pt" style:font-size-asian="6pt" style:font-size-complex="6pt"/>
    </style:style>
    <style:style style:name="T5" style:family="text">
      <style:text-properties fo:color="#000000" style:font-name="Liberation Serif" fo:font-size="8pt" style:font-name-asian="Monospace1" style:font-size-asian="6pt" style:font-name-complex="Monospace1" style:font-size-complex="6pt"/>
    </style:style>
    <style:style style:name="T6" style:family="text">
      <style:text-properties style:font-name="Liberation Serif" fo:font-size="8pt" style:font-size-asian="8pt" style:font-size-complex="8pt"/>
    </style:style>
    <style:style style:name="T7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424cm" svg:y1="1.376cm" svg:x2="2.424cm" svg:y2="0cm">
          <text:p/>
        </draw:line>
        <draw:custom-shape draw:style-name="gr2" draw:text-style-name="P3" draw:layer="layout" svg:width="8.128cm" svg:height="6.604cm" svg:x="0.127cm" svg:y="0.762cm">
          <text:p text:style-name="P2"><text:span text:style-name="T1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645cm" svg:height="1.116cm" svg:x="5.71cm" svg:y="0.02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5" draw:layer="layout" svg:width="0.945cm" svg:height="0.27cm" svg:x="6.378cm" svg:y="0.338cm">
          <draw:text-box>
            <text:p><text:span text:style-name="T2">AXI-Lite</text:span></text:p>
          </draw:text-box>
        </draw:frame>
        <draw:custom-shape draw:style-name="gr5" draw:text-style-name="P6" draw:layer="layout" svg:width="6.604cm" svg:height="2.386cm" svg:x="0.889cm" svg:y="1.17cm">
          <text:p text:style-name="P2"><text:span text:style-name="T3">Setup</text:span><text:span text:style-name="T4"> (BRA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7.581cm" svg:height="2.482cm" svg:x="0.42cm" svg:y="4.607cm">
          <text:p text:style-name="P7"><text:span text:style-name="T3">Compute</text:span></text:p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6.604cm" svg:height="1.152cm" svg:x="0.635cm" svg:y="5.754cm">
          <text:p text:style-name="P2"><text:span text:style-name="T4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.921cm" svg:height="0.504cm" svg:x="4.037cm" svg:y="6.115cm">
          <text:p text:style-name="P10"><text:span text:style-name="T5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.651cm" svg:height="0.582cm" svg:x="1.821cm" svg:y="2.817cm">
          <text:p text:style-name="P12"><text:span text:style-name="T2">Hyper</text:span></text:p>
          <text:p text:style-name="P12"><text:span text:style-name="T2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345cm" svg:height="0.581cm" svg:x="5.137cm" svg:y="2.817cm">
          <text:p text:style-name="P12"><text:span text:style-name="T2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345cm" svg:height="0.581cm" svg:x="3.637cm" svg:y="2.817cm">
          <text:p text:style-name="P12"><text:span text:style-name="T2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2.413cm" svg:height="0.641cm" svg:x="4.055cm" svg:y="4.736cm">
          <text:p text:style-name="P12"><text:span text:style-name="T6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2.894cm" svg:height="0.506cm" svg:x="0.889cm" svg:y="6.113cm">
          <text:p text:style-name="P10"><text:span text:style-name="T5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0.762cm" svg:height="2.18cm" svg:x="1.905cm" svg:y="3.55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5" draw:layer="layout" svg:width="0.762cm" svg:height="0.365cm" svg:x="4.884cm" svg:y="5.38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6" draw:layer="layout" svg:width="2.286cm" svg:height="1.08cm" svg:x="1.291cm" svg:y="1.537cm">
          <text:p text:style-name="P2"><text:span text:style-name="T7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4.953cm" svg:height="1.016cm" svg:x="2.794cm" svg:y="3.575cm">
          <text:p text:style-name="P12"><text:span text:style-name="T6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7" draw:text-style-name="P4" draw:layer="layout" svg:width="1.643cm" svg:height="0.745cm" svg:x="7.239cm" svg:y="3.713cm">
          <text:p text:style-name="P12"><text:span text:style-name="T2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7" draw:layer="layout" svg:width="1.651cm" svg:height="0.675cm" svg:x="7.239cm" svg:y="5.785cm">
          <text:p text:style-name="P12"><text:span text:style-name="T2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5" draw:layer="layout" svg:width="0.945cm" svg:height="0.637cm" svg:x="2.595cm" svg:y="0.229cm">
          <draw:text-box>
            <text:p><text:span text:style-name="T2">OnDone Interrupt</text:span></text:p>
          </draw:text-box>
        </draw:frame>
        <draw:custom-shape draw:style-name="gr20" draw:text-style-name="P18" draw:layer="layout" svg:width="3.302cm" svg:height="1.08cm" svg:x="3.829cm" svg:y="1.538cm">
          <text:p text:style-name="P2"><text:span text:style-name="T2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1.343cm" svg:height="0.583cm" svg:x="4.039cm" svg:y="1.881cm">
          <text:p text:style-name="P12"><text:span text:style-name="T2">Quantized</text:span></text:p>
          <text:p text:style-name="P12"><text:span text:style-name="T2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1.343cm" svg:height="0.583cm" svg:x="5.539cm" svg:y="1.881cm">
          <text:p text:style-name="P12"><text:span text:style-name="T2">Quantized</text:span></text:p>
          <text:p text:style-name="P12"><text:span text:style-name="T2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1.343cm" svg:height="0.583cm" svg:x="1.742cm" svg:y="1.881cm">
          <text:p text:style-name="P12"><text:span text:style-name="T7">Custom</text:span></text:p>
          <text:p text:style-name="P12"><text:span text:style-name="T7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DejaVu Sans1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30T18:16:38.787490153</dc:date>
    <meta:editing-duration>PT7H12M</meta:editing-duration>
    <meta:editing-cycles>46</meta:editing-cycles>
    <meta:document-statistic meta:object-count="24"/>
  </office:meta>
</office:document-meta>
</file>